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43cm" svg:height="0.781cm" draw:transform="rotate (-1.55264490257416) translate (3.92345921475061cm 3.4281831062394cm)" svg:viewBox="0 0 4431 782" svg:d="M137 704c340 30 1215 68 1935 76 720 9 1948-16 2322-21 128 3-114-706-225-710-337-13-909 100-1747 110-836 10-2012-85-2368-159-120-16-17 694 83 704z">
          <text:p/>
        </draw:path>
        <draw:path draw:style-name="gr1" draw:text-style-name="P1" draw:layer="layout" svg:width="0.903cm" svg:height="0.661cm" draw:transform="rotate (-2.15757602131539) translate (4.07682444043711cm 7.593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2.289cm" svg:height="4.982cm" draw:transform="skewX (-0.000698131700797766) rotate (-2.84453761490036) translate (6.8228301039246cm 7.60696808192759cm)" svg:viewBox="0 0 2290 4983" svg:d="M2289 4479c-87-184-682-1636-891-2331-210-695-585-1762-642-2119-24-150-786 328-755 461 64 281 464 1385 769 2304 306 919 628 1764 771 2159 59 164 776-388 748-474z">
          <text:p/>
        </draw:path>
        <draw:path draw:style-name="gr1" draw:text-style-name="P1" draw:layer="layout" svg:width="4.439cm" svg:height="0.895cm" draw:transform="skewX (-0.000698131700797732) rotate (-1.62472700068152) translate (6.9673314152043cm 3.090006156091cm)" svg:viewBox="0 0 4440 896" svg:d="M427 895c234-29 875-213 1991-250 1118-38 1565 87 1941 82 130 1 109-660-101-691-347-50-1031-43-1974-10-943 35-1901 130-2182 176-284 47 91 721 325 693z">
          <text:p/>
        </draw:path>
        <draw:path draw:style-name="gr1" draw:text-style-name="P1" draw:layer="layout" svg:width="0.903cm" svg:height="0.66cm" draw:transform="skewX (0.00122173047639596) rotate (-2.15652882376419) translate (4.054706971542cm 3.4191954926457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2cm" svg:height="0.661cm" draw:transform="skewX (0.00122173047639598) rotate (-2.1556561591382) translate (6.88445731859439cm 3.1962958331612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skewX (0.00122173047639598) rotate (-2.1556561591382) translate (6.8394573185944cm 7.2346291664946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0.957cm" svg:height="1.46cm" draw:transform="rotate (-0.386066830541146) translate (5.2663266321704cm 1.671241976327cm)" svg:viewBox="0 0 958 1461" svg:d="M957 231c-14 217-426 1087-545 1208-118 121-449-286-409-418 40-133 295-779 310-940s658-67 644 150z">
          <text:p/>
        </draw:path>
        <draw:path draw:style-name="gr1" draw:text-style-name="P1" draw:layer="layout" svg:width="0.903cm" svg:height="0.66cm" draw:transform="skewX (0.00122173047639596) rotate (-2.15652882376419) translate (6.32387363820881cm 1.8581954926457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835cm" svg:height="0.55cm" draw:transform="skewX (0.00139626340159553) rotate (-2.15705242253979) translate (5.5364725199636cm 2.632024110951cm)" svg:viewBox="0 0 836 551" svg:d="M434 549c171-16 339-143 390-251 50-108-64-201-193-254-131-52-269-66-432 3s-262 183-153 322c109 138 218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2:44:23.785000000</dc:date>
    <meta:editing-duration>PT2M50S</meta:editing-duration>
    <meta:editing-cycles>3</meta:editing-cycles>
    <meta:generator>LibreOffice/24.2.4.2$Windows_X86_64 LibreOffice_project/51a6219feb6075d9a4c46691dcfe0cd9c4fff3c2</meta:generator>
    <meta:document-statistic meta:object-count="10"/>
  </office:meta>
</office:document-meta>
</file>